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etRexxEngine.declareBean( BSFDeclaredBean 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etRexxEngine.accept( File dir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etRexxEngine.exec( String source , int lineNo , int columnNo , Object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tRexxEngine.openUniqueFile( String directory , String prefix , String suffix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1">
            <text:p text:style-name="Table_20_Contents">21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NetRexxEngine.execEvalShared( String source , int lineNo , int columnNo , Object oscript , boolean returnsObject )</text:p>
          </table:table-cell>
          <table:table-cell office:value-type="float" office:value="25">
            <text:p text:style-name="Table_20_Contents">25</text:p>
          </table:table-cell>
          <table:table-cell office:value-type="float" office:value="27">
            <text:p text:style-name="Table_20_Contents">27</text:p>
          </table:table-cell>
          <table:table-cell office:value-type="float" office:value="146">
            <text:p text:style-name="Table_20_Contents">146</text:p>
          </table:table-cell>
        </table:table-row>
        <table:table-row>
          <table:table-cell office:value-type="string">
            <text:p text:style-name="Table_20_Contents">NetRexxEngine.eval( String source , int lineNo , int columnNo , Object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tRexxEngine.call( Object object , String method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etRexxEngine.callStatic( Class rexxclass , String method , Object [ ] arg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NetRexxEngine.undeclareBean( BSFDeclaredBean 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etRexxEngine.initialize( BSFManager mgr , String lang , Vector declaredBea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File.GeneratedFile( File file , FileOutputStream fos ,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etRexxEngine.NetRexxEng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